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9d4" officeooo:paragraph-rsid="000c09d4"/>
    </style:style>
    <style:style style:name="P2" style:family="paragraph" style:parent-style-name="Standard" style:list-style-name="L1">
      <style:text-properties officeooo:rsid="000c09d4" officeooo:paragraph-rsid="000c09d4"/>
    </style:style>
    <style:style style:name="P3" style:family="paragraph" style:parent-style-name="Standard">
      <style:text-properties officeooo:rsid="000c09d4" officeooo:paragraph-rsid="000c09d4"/>
    </style:style>
    <style:style style:name="P4" style:family="paragraph" style:parent-style-name="Standard">
      <style:text-properties officeooo:rsid="000cf143" officeooo:paragraph-rsid="000cf143"/>
    </style:style>
    <style:style style:name="P5" style:family="paragraph" style:parent-style-name="Standard" style:list-style-name="L2">
      <style:text-properties officeooo:rsid="000cf143" officeooo:paragraph-rsid="000cf143"/>
    </style:style>
    <style:style style:name="P6" style:family="paragraph" style:parent-style-name="Standard" style:list-style-name="L2">
      <style:text-properties officeooo:rsid="000e4321" officeooo:paragraph-rsid="000e43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are the components to foosball?</text:p>
      <text:p text:style-name="P1"/>
      <text:list xml:id="list1626807512" text:style-name="L1">
        <text:list-item>
          <text:p text:style-name="P2">Ball</text:p>
          <text:list>
            <text:list-item>
              <text:p text:style-name="P2">A ball has physics applied to it</text:p>
              <text:list>
                <text:list-item>
                  <text:p text:style-name="P2">Will hit and bounce off walls</text:p>
                </text:list-item>
                <text:list-item>
                  <text:p text:style-name="P2">Will be launched by players</text:p>
                </text:list-item>
                <text:list-item>
                  <text:p text:style-name="P2">Can be be deployed to start the round</text:p>
                </text:list-item>
                <text:list-item>
                  <text:p text:style-name="P2">Can enter a goal to score a point and reset the round</text:p>
                </text:list-item>
              </text:list>
            </text:list-item>
          </text:list>
        </text:list-item>
        <text:list-item>
          <text:p text:style-name="P2">Goal</text:p>
          <text:list>
            <text:list-item>
              <text:p text:style-name="P2">Recessed into wall</text:p>
            </text:list-item>
            <text:list-item>
              <text:p text:style-name="P2">When a ball enters, a point is scored</text:p>
            </text:list-item>
          </text:list>
        </text:list-item>
        <text:list-item>
          <text:p text:style-name="P2">Player</text:p>
          <text:list>
            <text:list-item>
              <text:p text:style-name="P2">Can move horizontally on the field</text:p>
              <text:list>
                <text:list-item>
                  <text:p text:style-name="P2">Has a min and max horizontal movement</text:p>
                </text:list-item>
              </text:list>
            </text:list-item>
            <text:list-item>
              <text:p text:style-name="P2">kick forward and backward</text:p>
            </text:list-item>
            <text:list-item>
              <text:p text:style-name="P2">Has collision detection with the ball</text:p>
            </text:list-item>
          </text:list>
        </text:list-item>
        <text:list-item>
          <text:p text:style-name="P2">Player Bar</text:p>
          <text:list>
            <text:list-item>
              <text:p text:style-name="P2">Attaches several player units to a vertical slice of the field</text:p>
            </text:list-item>
          </text:list>
        </text:list-item>
      </text:list>
      <text:p text:style-name="P1"/>
      <text:p text:style-name="P4">The Player has the following actions:</text:p>
      <text:list xml:id="list2746203213" text:style-name="L2">
        <text:list-item>
          <text:p text:style-name="P5">Serve the Ball</text:p>
        </text:list-item>
        <text:list-item>
          <text:p text:style-name="P6">Select a Row to...</text:p>
          <text:list>
            <text:list-item>
              <text:p text:style-name="P5">Slide</text:p>
            </text:list-item>
            <text:list-item>
              <text:p text:style-name="P5">Kic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>Foosball Mobile</text:p>
        <text:p text:style-name="Subtitle">Game Design Docu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1:30:16.288035653</meta:creation-date>
    <dc:date>2018-11-10T12:29:33.695648094</dc:date>
    <meta:editing-duration>PT40M43S</meta:editing-duration>
    <meta:editing-cycles>3</meta:editing-cycles>
    <meta:generator>LibreOffice/6.0.5.2$Linux_X86_64 LibreOffice_project/54c8cbb85f300ac59db32fe8a675ff7683cd5a16</meta:generator>
    <meta:document-statistic meta:table-count="0" meta:image-count="0" meta:object-count="0" meta:page-count="1" meta:paragraph-count="24" meta:word-count="134" meta:character-count="621" meta:non-whitespace-character-count="531"/>
  </office:meta>
</office:document-meta>
</file>